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Manager.setTransactionSynchronizationRegistryName( String transactionSynchronizationRegist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setAutodetectTransactionManager( boolean autodetect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retrieve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getJnd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Jta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retrieveUs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aTransactionManag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Manager.JtaTransactionManager( UserTransaction user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Manager.registerAfterCompletionWithExistingTransaction( Object transaction , List &lt; TransactionSynchronization &gt; synchroniz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taTransactionManager.doJtaBegin( JtaTransactionObject txObject , Trans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aTransactionManager.shouldCommitOnGlobal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getTransactionSynchroniza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setCacheUserTransaction( boolean cacheUser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getJndi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initTransactionSynchronizationRegist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taTransactionManager.setJndiTemplate( JndiTemplate jnd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taTransactionManager.doBegin( Object transaction , Transaction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taTransactionManager.doRollback( DefaultTransactionStatus stat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taTransactionManager.doSuspend( Object trans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aTransactionManager.findTransactionManager( @ Nullable UserTransaction 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taTransactionManager.findUserTransa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taTransactionManager.setAutodetectTransactionSynchronizationRegistry( boolean autodetectTransactionSynchroniza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findTransactionSynchronizationRegistry( @ Nullable UserTransaction ut , @ Nullable TransactionManager t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taTransactionManager.setUserTransactionName( String userTrans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setTransactionManagerName( String transactionMana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doCommit( DefaultTransactionStatus statu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taTransactionManager.supportsResourceAdapterManaged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buildUserTransaction( TransactionManager transactio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taTransactionManager.setTransactionManager( @ Nullable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checkUserTransactionAndTransaction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taTransactionManager.JtaTransactionManager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aTransactionManager.setJndiEnvironment( @ Nullable Properties jndi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initUserTransactionAndTransactionManage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taTransactionManager.doRegisterAfterCompletionWithJtaTransaction( JtaTransactionObject txObject , List &lt; TransactionSynchronization &gt; synchroniz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taTransactionManager.retrieveTransactionSynchroniza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doSetRollbackOnly( DefaultTransactionStatus stat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taTransactionManager.doGetJtaTransaction( UserTransaction 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getUs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applyTimeout( JtaTransactionObject txObject , int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taTransactionManager.createTransaction( @ Nullable String name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aTransactionManager.setAllowCustomIsolationLevels( boolean allowCustomIsolationLev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isExistingTransaction( Object trans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aTransactionManager.setTransactionSynchronizationRegistry( @ Nullable TransactionSynchronizationRegistry transactionSynchroniza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setAutodetectUserTransaction( boolean autodetectUser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doCleanupAfterCompletion( Object trans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taTransactionManager.setUserTransaction( @ Nullable UserTransaction user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lookupTransactionManager( String transactionManag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taTransactionManager.doResume( @ Nullable Object transaction , Object suspendedResour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TransactionManager.lookupUserTransaction( String userTransac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taTransactionManager.lookupTransactionSynchronizationRegistry( String registr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taTransactionManager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applyIsolationLevel( JtaTransactionObject txObject , int isolation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taTransactionManager.useSavepointForNested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.doJtaSuspend( JtaTransactionObject tx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taTransactionManager.doGetTransa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taTransactionManager.JtaTransactionManager( UserTransaction userTransaction ,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taTransactionManager.doJtaResume( @ Nullable JtaTransactionObject txObject , Object suspendedTrans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